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4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9933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0000" style:font-name="Cabrion" fo:font-size="18pt" fo:font-weight="bold" officeooo:rsid="000eb1d1" officeooo:paragraph-rsid="001436a8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solid" draw:fill-color="#ffd320" draw:opacity="100%"/>
      <style:paragraph-properties fo:margin-top="0cm" fo:margin-bottom="0cm" loext:contextual-spacing="false" fo:line-height="100%" fo:text-align="center" style:justify-single-word="false" fo:background-color="#ffd320"/>
      <style:text-properties fo:color="#ff0000" style:font-name="Cabrion" fo:font-size="32pt" fo:font-weight="bold" officeooo:rsid="000eb1d1" officeooo:paragraph-rsid="000eb1d1" fo:background-color="transparent" style:font-size-asian="32pt" style:font-weight-asian="bold" style:font-size-complex="3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7e0021" style:font-name="Cabrion" fo:font-size="18pt" fo:font-weight="bold" officeooo:rsid="000eb1d1" officeooo:paragraph-rsid="001436a8" fo:background-color="transparent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950e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cc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1" style:family="paragraph" style:parent-style-name="Frame_20_contents">
      <style:paragraph-properties fo:text-align="start" style:justify-single-word="false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4659f"/>
    </style:style>
    <style:style style:name="T4" style:family="text">
      <style:text-properties officeooo:rsid="001527a0"/>
    </style:style>
    <style:style style:name="T5" style:family="text">
      <style:text-properties officeooo:rsid="00154de5"/>
    </style:style>
    <style:style style:name="T6" style:family="text">
      <style:text-properties fo:color="#9933ff"/>
    </style:style>
    <style:style style:name="T7" style:family="text">
      <style:text-properties fo:color="#9933ff" officeooo:rsid="001527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On en a marre de vivre</text:span> dans des logements malsains et trop petits</text:p>
      <text:p text:style-name="P3"/>
      <text:p text:style-name="P6"><text:span text:style-name="T5">On en a marre de devoir</text:span> faire une croix sur la nou<text:span text:style-name="T3">r</text:span>riture, les v<text:span text:style-name="T3">ê</text:span>tements, les activités, les équipements, le mobilier, afin de pouvoir payer <text:span text:style-name="T5">nos</text:span> loyers ou <text:span text:style-name="T5">nos</text:span> crédits</text:p>
      <text:p text:style-name="P3"/>
      <text:p text:style-name="P8"><text:span text:style-name="T5">On en a marre de</text:span> sacrifier <text:span text:style-name="T5">nos</text:span> vie pour enrichir les propriétaires privé.es, publiques, et les banques</text:p>
      <text:p text:style-name="P3"/>
      <text:p text:style-name="P9">Et <text:span text:style-name="T5">depuis le début de</text:span> cette crise d<text:span text:style-name="T5">e</text:span> coronavirus, on <text:span text:style-name="T3">nous </text:span>demande <text:span text:style-name="T3">encore </text:span>de payer pour les autres : le secteur du logement est le seul à se porter bien avec celui des assurances, <text:span text:style-name="T5">grâce à nos revenus qui ne se portent pas bien !</text:span></text:p>
      <text:p text:style-name="P3"/>
      <text:p text:style-name="P10">Pour ne pas se laisser faire réunissons-nous ! Pour soutenir les plus fragiles d'entre nous, agissons ensemble !</text:p>
      <text:p text:style-name="P3"/>
      <text:p text:style-name="P7">FAISONS LA GRÈVE DES LOYERS, DES FACTURES, ET DES CRÉDITS !</text:p>
      <text:p text:style-name="P3"/>
      <text:p text:style-name="P5">Nous demandons au gouvernement :</text:p>
      <text:p text:style-name="P3"/>
      <text:p text:style-name="P4"><text:span text:style-name="T6"><text:line-break/>- l'annulation complète des loyers du temps de confinement<text:line-break/>- </text:span><text:span text:style-name="T7">le remboursement des frais<text:line-break/></text:span><text:span text:style-name="T6">- </text:span><text:span text:style-name="T7">l’arrêt des procédures d’expulsion<text:line-break/></text:span><text:span text:style-name="T6">- la réquisition des logements vides<text:line-break/>- la fermeture définitive des CRA<text:line-break/>- le relogement de toutes les personnes mal ou non logées<text:line-break/></text:span></text:p>
      <text:p text:style-name="P2"/>
      <text:p text:style-name="P1">plus d'infos sur <text:a xlink:type="simple" xlink:href="https://greve2loyers.github.io/" text:style-name="Internet_20_link" text:visited-style-name="Visited_20_Internet_20_Link"><text:span text:style-name="T2">https://greve2loyers.github.io</text:span></text:a></text:p>
      <text:p text:style-name="P1">écrivez nous à <text:a xlink:type="simple" xlink:href="mailto:1greve2loyers@protonmail.com" text:style-name="Internet_20_link" text:visited-style-name="Visited_20_Internet_20_Link"><text:span text:style-name="T1">1greve2loyers@proton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17cm" fo:margin-bottom="1.178cm" fo:margin-left="1.217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37:41.824932718</meta:creation-date>
    <dc:date>2020-06-03T19:45:25.826311507</dc:date>
    <meta:editing-duration>PT11M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88" meta:character-count="1108" meta:non-whitespace-character-count="928"/>
  </office:meta>
</office:document-meta>
</file>